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Quartz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QuartzServlet.getJobId( NamespaceMap scheduler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adQuartzServlet.init( Servlet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adQuartzServlet.getServlet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QuartzServlet.handleRequest( HttpServletRequest request , HttpServletResponse respon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LoadQuartzServlet.destroy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adQuartzServlet.logSessionAttributes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adQuartzServlet.doPost( HttpServletRequest req , Http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QuartzServle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QuartzServlet.getSchedulerParameters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adQuartzServlet.ge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QuartzServlet.restoreJob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adQuartzServlet.pro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adQuartzServlet.deleteDocumentJobs( org . apache . lenya . cms . publication .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DirectoryFileFilter.accep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QuartzServlet.doGe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QuartzServlet.shutdown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adQuartzServlet.getDeleteDocumentRequestURI( String port , String servletContextPath , org . apache . lenya . cms . publication .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adQuartzServlet.getServletContex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